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dash" draw:stroke-dash="Dash_20_8" svg:stroke-width="0.071cm" svg:stroke-color="#000000" draw:stroke-linejoin="miter" draw:fill="none" draw:fill-color="#99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1">
      <style:graphic-properties draw:stroke="none" draw:fill="none" draw:fill-color="#99cc00" draw:textarea-horizontal-align="right" draw:textarea-vertical-align="top" draw:auto-grow-height="true" fo:min-height="3.142cm" fo:min-width="0.783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5" style:family="graphic" style:parent-style-name="standard" style:list-style-name="L1">
      <style:graphic-properties draw:stroke="none" draw:fill="none" draw:fill-color="#99cc00" draw:textarea-horizontal-align="right" draw:textarea-vertical-align="top" draw:auto-grow-height="true" fo:min-height="2.69cm" fo:min-width="0.783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6" style:family="graphic" style:parent-style-name="standard" style:list-style-name="L1">
      <style:graphic-properties draw:stroke="none" draw:fill="none" draw:fill-color="#99cc00" draw:textarea-horizontal-align="right" draw:textarea-vertical-align="top" draw:auto-grow-height="true" fo:min-height="3.497cm" fo:min-width="0.782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7" style:family="graphic" style:parent-style-name="standard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text:enable-numbering="false" fo:text-indent="0cm"/>
      <style:text-properties fo:font-size="16pt"/>
    </style:style>
    <style:style style:name="P3" style:family="paragraph">
      <style:paragraph-properties fo:margin-left="0cm" fo:margin-right="0cm" fo:line-height="100%" text:enable-numbering="false" fo:text-indent="0cm" style:writing-mode="tb-rl"/>
      <style:text-properties fo:font-size="16pt"/>
    </style:style>
    <style:style style:name="P4" style:family="paragraph">
      <style:paragraph-properties fo:margin-left="0cm" fo:margin-right="0cm" fo:line-height="100%" fo:text-align="center" text:enable-numbering="false" fo:text-indent="0cm"/>
      <style:text-properties fo:font-size="10pt"/>
    </style:style>
    <style:style style:name="P5" style:family="paragraph">
      <style:paragraph-properties style:writing-mode="lr-tb"/>
      <style:text-properties fo:font-size="10pt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T1" style:family="text">
      <style:text-properties fo:font-family="Tahoma" style:font-family-generic="swiss" style:font-pitch="variable" fo:font-size="16pt" fo:language="en" fo:country="US"/>
    </style:style>
    <style:style style:name="T2" style:family="text">
      <style:text-properties fo:font-family="Tahoma" style:font-family-generic="swiss" style:font-pitch="variable" fo:font-size="16pt"/>
    </style:style>
    <style:style style:name="T3" style:family="text">
      <style:text-properties fo:font-family="Tahoma" style:font-family-generic="swiss" style:font-pitch="variable" fo:font-size="10pt" style:font-size-asian="16pt" style:font-size-complex="16pt"/>
    </style:style>
    <style:style style:name="T4" style:family="text">
      <style:text-properties fo:font-family="Tahoma" style:font-family-generic="swiss" style:font-pitch="variable" fo:font-size="10pt" fo:language="en" fo:country="US" style:font-size-asian="16pt" style:font-size-complex="16pt"/>
    </style:style>
    <style:style style:name="T5" style:family="text">
      <style:text-properties fo:font-family="Tahoma" style:font-family-generic="swiss" style:font-pitch="variable" fo:font-size="16pt" style:font-size-asian="16pt" style:font-size-complex="16pt"/>
    </style:style>
    <text:list-style style:name="L1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55cm" svg:height="2.329cm" svg:x="2.54cm" svg:y="-0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08cm" svg:height="7.6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7.228cm" svg:x="0.254cm" svg:y="0.1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7.228cm" svg:x="5.841cm" svg:y="0.1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7.228cm" svg:x="11.557cm" svg:y="0.1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83cm" svg:height="3.67cm" svg:x="0.644cm" svg:y="1.856cm">
          <text:p text:style-name="P2"><text:span text:style-name="T1">uADL pipeline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.283cm" svg:height="3.179cm" svg:x="6.21cm" svg:y="1.856cm">
          <text:p text:style-name="P2"><text:span text:style-name="T1">uADL cache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.282cm" svg:height="4.038cm" svg:x="11.926cm" svg:y="1.856cm">
          <text:p text:style-name="P2"><text:span text:style-name="T2">Platform model</text:span></text:p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2.922cm" svg:height="0.976cm" svg:x="2.794cm" svg:y="0.196cm">
          <text:p text:style-name="P4"><text:span text:style-name="T3">fetch, mis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922cm" svg:height="0.976cm" svg:x="2.794cm" svg:y="4.787cm">
          <text:p text:style-name="P4"><text:span text:style-name="T3">load, h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921cm" svg:height="2.149cm" svg:x="8.382cm" svg:y="0.293cm">
          <text:p text:style-name="P4"><text:span text:style-name="T3">fetch, time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2.921cm" svg:height="0.977cm" svg:x="8.382cm" svg:y="2.54cm">
          <text:p text:style-name="P4"><text:span text:style-name="T4">fetch, untime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921cm" svg:height="3.712cm" svg:x="8.382cm" svg:y="3.712cm">
          <text:p text:style-name="P6"><text:span text:style-name="T5"/></text:p>
          <text:p text:style-name="P6"><text:span text:style-name="T5"/></text:p>
          <text:p text:style-name="P6"><text:span text:style-name="T3">fetch, time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5.334cm" svg:height="0.976cm" svg:x="6.096cm" svg:y="4.787cm">
          <text:p text:style-name="P4"><text:span text:style-name="T4">load, untimed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4" draw:display-name="Dash 4" draw:style="rect" draw:dots1="1" draw:dots1-length="0.035cm" draw:distance="0.035cm"/>
    <draw:stroke-dash draw:name="Dash_20_5" draw:display-name="Dash 5" draw:style="rect" draw:dots2="1" draw:dots2-length="0.282cm" draw:distance="0.211cm"/>
    <draw:stroke-dash draw:name="Dash_20_6" draw:display-name="Dash 6" draw:style="rect" draw:dots1="1" draw:dots1-length="0.035cm" draw:distance="0.035cm"/>
    <draw:stroke-dash draw:name="Dash_20_7" draw:display-name="Dash 7" draw:style="rect" draw:dots2="1" draw:dots2-length="0.282cm" draw:distance="0.211cm"/>
    <draw:stroke-dash draw:name="Dash_20_8" draw:display-name="Dash 8" draw:style="rect" draw:dots2="1" draw:dots2-length="0.282cm" draw:distance="0.2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Brian Kahne</meta:initial-creator>
    <meta:creation-date>2008-04-04T11:27:21</meta:creation-date>
    <dc:creator>Brian Kahne</dc:creator>
    <dc:date>2008-04-04T13:57:37</dc:date>
    <dc:language>en-US</dc:language>
    <meta:editing-cycles>10</meta:editing-cycles>
    <meta:editing-duration>PT2H23M35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